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5">
      <style:paragraph-properties fo:margin-left="2.501cm" fo:margin-right="0cm" fo:text-indent="-0.635cm" style:auto-text-indent="false"/>
    </style:style>
    <style:style style:name="T1" style:family="text">
      <style:text-properties style:text-line-through-style="soli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2051945267"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s to show deleted, active and changed status. New records will be indicated with a negative id value. Special chara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 Note validation will be done on client to reduce server traffic, however the server will implement all validation methods. The adopted approach is to not trust the client. <text:line-break/></text:p>
        </text:list-item>
        <text:list-item>
          <text:p text:style-name="P1">Pack / Unpack. A compression method of storing strings with an id within the DTO object will be used to minimize data volume whilst sending over the internet. </text:p>
          <text:p text:style-name="P1"/>
        </text:list-item>
        <text:list-item>
          <text:p text:style-name="P1">Cache. Liste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2000983610"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text:soft-page-break/>Integration with external systems. </text:p>
        </text:list-item>
      </text:list>
      <text:list xml:id="list186905917" text:style-name="L3">
        <text:list-item>
          <text:p text:style-name="P3">Email. Structured email forms (eg email to supplier to confirm order, delivery dates, 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1447694009" text:continue-list="list2000983610" text:style-name="L2">
        <text:list-item>
          <text:p text:style-name="P2">Document generation. PDF and xml output of all entities.</text:p>
          <text:p text:style-name="P2"/>
        </text:list-item>
        <text:list-item>
          <text:p text:style-name="P2">Import of all entities. </text:p>
        </text:list-item>
      </text:list>
      <text:list xml:id="list955939772" text:style-name="L4">
        <text:list-item>
          <text:p text:style-name="P4">Spreadsheet.</text:p>
        </text:list-item>
        <text:list-item>
          <text:p text:style-name="P4">Drag n'drop</text:p>
          <text:p text:style-name="P4"/>
        </text:list-item>
      </text:list>
      <text:list xml:id="list240789937" text:continue-list="list1447694009" text:style-name="L2">
        <text:list-item>
          <text:p text:style-name="P2">Export of all entities to:</text:p>
        </text:list-item>
      </text:list>
      <text:list xml:id="list403869464" text:style-name="L5">
        <text:list-item>
          <text:p text:style-name="P14">Spreadsheet</text:p>
        </text:list-item>
        <text:list-item>
          <text:p text:style-name="P14">pdf</text:p>
        </text:list-item>
        <text:list-item>
          <text:p text:style-name="P14">email (as attachment)<text:line-break/></text:p>
        </text:list-item>
      </text:list>
      <text:list xml:id="list934581395" text:continue-list="list240789937" text:style-name="L2">
        <text:list-item>
          <text:p text:style-name="P2">Attachments to entities. Eg message attached to sales order.</text:p>
        </text:list-item>
      </text:list>
      <text:p text:style-name="Standard"/>
      <text:p text:style-name="Standard">Web Client:</text:p>
      <text:list xml:id="list1035041595" text:style-name="L6">
        <text:list-item>
          <text:p text:style-name="P5">Standardized layout for all screens (eg where are exit, save, cancel, etc buttons, number of records buttons, etc etc).</text:p>
        </text:list-item>
        <text:list-item>
          <text:p text:style-name="P5">Standard filter function for child entities that contain reference ids to a parent, ie and the initial list is filtered for the ids.</text:p>
        </text:list-item>
        <text:list-item>
          <text:p text:style-name="P5">Browser tab title service to be wired up in base controller.</text:p>
        </text:list-item>
        <text:list-item>
          <text:p text:style-name="P5">Controller config object to allow readable options at a glance.</text:p>
        </text:list-item>
        <text:list-item>
          <text:p text:style-name="P5">Reference listeners on an entity. Ie if an entity description changes or a list is reloaded, then the model must react and update the reference information. The listener also to populate the entity during data entry.</text:p>
        </text:list-item>
      </text:list>
      <text:p text:style-name="Standard"/>
      <text:p text:style-name="Standard"/>
      <text:p text:style-name="Standard"/>
      <text:p text:style-name="Standard">Entities:</text:p>
      <text:p text:style-name="Standard"/>
      <text:p text:style-name="Standard">To be implemented in client and / server side (depending on need).</text:p>
      <text:p text:style-name="Standard"/>
      <text:list xml:id="list575831132" text:style-name="L7">
        <text:list-item>
          <text:p text:style-name="P6">Base entity with fields:</text:p>
        </text:list-item>
      </text:list>
      <text:list xml:id="list681806809" text:style-name="L8">
        <text:list-item>
          <text:p text:style-name="P7">id (primary key), long. Generated in create process. Client assigns negative values to indicate 'new' status. First 1000 values are reserved, ie not to be generated. This number range indicates system records that will have special processing. These records cannot be deleted via 'normal' user access.</text:p>
        </text:list-item>
        <text:list-item>
          <text:p text:style-name="P7">company number (comp_nr), int. Almost all tables contain a company number, used to logically separate data. First 10 values are reserved. </text:p>
        </text:list-item>
        <text:list-item>
          <text:p text:style-name="P7">active (actv), boolean. Default is true. A false value prevents to record being used in new transactions. Its purpose is to maintain data integrity whilst allowing control of data.</text:p>
        </text:list-item>
        <text:list-item>
          <text:p text:style-name="P7">action (actn), int. Transient. Indicates either entity has changed or entity to be deleted. </text:p>
        </text:list-item>
        <text:list-item>
          <text:p text:style-name="P7">user id (usrd), string – last user to update entity</text:p>
        </text:list-item>
        <text:list-item>
          <text:p text:style-name="P7">timestamp (tmstp), long – last date / time of update</text:p>
        </text:list-item>
        <text:list-item>
          <text:p text:style-name="P7">valid (vld), boolean. Used in workflow to indicate if a transaction requires validation. <text:line-break/></text:p>
        </text:list-item>
      </text:list>
      <text:list xml:id="list651412791" text:continue-list="list575831132" text:style-name="L7">
        <text:list-item>
          <text:p text:style-name="P6">Base entity functions:</text:p>
        </text:list-item>
      </text:list>
      <text:list xml:id="list1551066785" text:style-name="L9">
        <text:list-item>
          <text:p text:style-name="P8"><text:soft-page-break/>export (as defined above)</text:p>
        </text:list-item>
        <text:list-item>
          <text:p text:style-name="P8">import (as defined above)</text:p>
        </text:list-item>
        <text:list-item>
          <text:p text:style-name="P8">validation (using field definitions, or perhaps annotations)</text:p>
        </text:list-item>
        <text:list-item>
          <text:p text:style-name="P8">Json export of definitions and validation rules </text:p>
          <text:p text:style-name="P8"/>
        </text:list-item>
      </text:list>
      <text:list xml:id="list260447115" text:continue-list="list651412791" text:style-name="L7">
        <text:list-item>
          <text:p text:style-name="P6">Definitions:<text:line-break/>Entity and field definitions are the heart of entities. They drive the base functions of validation, export and import. Definitions are used in both server and client functions. <text:line-break/>Definitions can be implemented via annotations and / or the base entity function setDefinition(). The various parameters include:</text:p>
        </text:list-item>
      </text:list>
      <text:list xml:id="list1872232876" text:style-name="L10">
        <text:list-item>
          <text:p text:style-name="P9">table name, string.</text:p>
        </text:list-item>
        <text:list-item>
          <text:p text:style-name="P9">column name, string.</text:p>
        </text:list-item>
        <text:list-item>
          <text:p text:style-name="P9">type, int. Used to categorize the <text:span text:style-name="T1">table</text:span> or field (see <text:span text:style-name="T1">Entity types</text:span> and Field types). <text:s/>This type provides default values for other parameters.</text:p>
        </text:list-item>
        <text:list-item>
          <text:p text:style-name="P9">label key, string. Used to access label (via language file), tooltip.</text:p>
        </text:list-item>
        <text:list-item>
          <text:p text:style-name="P9">not null, boolean.</text:p>
        </text:list-item>
        <text:list-item>
          <text:p text:style-name="P9">max and min, long. If string then these indicate length, int/long they indicate values, date they indicate range (date is long).</text:p>
        </text:list-item>
        <text:list-item>
          <text:p text:style-name="P9">unique, int. 1 = unique within list. Higher values are used to combine fields. Note uniqueness is within a company nr. </text:p>
        </text:list-item>
        <text:list-item>
          <text:p text:style-name="P9">reference entity-field name, string. </text:p>
        </text:list-item>
      </text:list>
      <text:p text:style-name="Standard"/>
      <text:list xml:id="list600290403" text:continue-list="list260447115" text:style-name="L7">
        <text:list-item>
          <text:p text:style-name="P6">Entity types:<text:line-break/>A hierarchy of classes are used to define fields and methods.</text:p>
        </text:list-item>
      </text:list>
      <text:list xml:id="list936835755" text:style-name="L11">
        <text:list-item>
          <text:p text:style-name="P10">Group: contains fields – code, description (default language), sort. Used to group entities for reporting.</text:p>
        </text:list-item>
        <text:list-item>
          <text:p text:style-name="P10">Parent: contains child(ren) entities. Methods to find, delete, add. Child entities may belong to a different company nr.</text:p>
        </text:list-item>
        <text:list-item>
          <text:p text:style-name="P10">Child: 'owned' by a parent entity.</text:p>
        </text:list-item>
        <text:list-item>
          <text:p text:style-name="P10">Transaction: </text:p>
        </text:list-item>
        <text:list-item>
          <text:p text:style-name="P10">Master data:<text:line-break/></text:p>
        </text:list-item>
      </text:list>
      <text:list xml:id="list39930799" text:continue-list="list600290403" text:style-name="L7">
        <text:list-item>
          <text:p text:style-name="P6">Field Types:</text:p>
          <text:p text:style-name="P6">Field types can have corresponding validation and format methods. </text:p>
        </text:list-item>
      </text:list>
      <text:list xml:id="list1660432661" text:style-name="L14">
        <text:list-item>
          <text:p text:style-name="P13">id: unique id. Negative number indicates new record.</text:p>
        </text:list-item>
        <text:list-item>
          <text:p text:style-name="P13">comp nr: company number, references company table.</text:p>
        </text:list-item>
        <text:list-item>
          <text:p text:style-name="P13">ref id. Reference to another table id.</text:p>
        </text:list-item>
        <text:list-item>
          <text:p text:style-name="P13">ref code: Reference to another table via code/company nr.</text:p>
        </text:list-item>
        <text:list-item>
          <text:p text:style-name="P13">code: code fields have corresponding description fields (they may also be multi-language).</text:p>
        </text:list-item>
        <text:list-item>
          <text:p text:style-name="P13">desc: description field, used in look-ups.</text:p>
        </text:list-item>
        <text:list-item>
          <text:p text:style-name="P13">pos: position number field. Increment number with newRecord().</text:p>
        </text:list-item>
        <text:list-item>
          <text:p text:style-name="P13">sort: sort field. Must start from 1 (numbers below this are locked and have special meaning).</text:p>
        </text:list-item>
        <text:list-item>
          <text:p text:style-name="P13">qty: quantity field. Maybe linked to qty-unit field (eg needs to be in multiples of 5, needs to be in multiples of 5 across sizes). </text:p>
        </text:list-item>
        <text:list-item>
          <text:p text:style-name="P13">email: </text:p>
        </text:list-item>
      </text:list>
      <text:list xml:id="list939342113" text:continue-list="list39930799" text:style-name="L7">
        <text:list-header>
          <text:p text:style-name="P6"/>
        </text:list-header>
        <text:list-item>
          <text:p text:style-name="P6">Interfaces:</text:p>
        </text:list-item>
      </text:list>
      <text:list xml:id="list1445202795" text:style-name="L12">
        <text:list-item>
          <text:p text:style-name="P11">sort: top (first pos), up (next pos up), down (next pos down), bottom (last pos), fixed <text:soft-page-break/>(given by user, other positions adjusted).</text:p>
        </text:list-item>
        <text:list-item>
          <text:p text:style-name="P11">workflow: entity contains a workflow status (ie where it is in workflow chain).</text:p>
        </text:list-item>
        <text:list-item>
          <text:p text:style-name="P11">multi-language: save, load functions.</text:p>
        </text:list-item>
        <text:list-item>
          <text:p text:style-name="P11">validation: authorization chain for a transaction.</text:p>
        </text:list-item>
        <text:list-item>
          <text:p text:style-name="P11">export: entity can be exported to csv, pdf or spreadsheet. </text:p>
        </text:list-item>
        <text:list-item>
          <text:p text:style-name="P11">import: entity can be imported from csv, pdf or spreadsheet. <text:s/></text:p>
        </text:list-item>
        <text:list-item>
          <text:p text:style-name="P11">watch: changes to an entity status can trigger task (eg customer exceeds warning credit limit and is now on hold and requires authorization to release for each order).</text:p>
        </text:list-item>
        <text:list-item>
          <text:p text:style-name="P11">task: entity can have a task assigned (eg batch run to report on various metrics).</text:p>
        </text:list-item>
      </text:list>
      <text:p text:style-name="Standard"/>
      <text:p text:style-name="Standard"/>
      <text:p text:style-name="Standard"/>
      <text:p text:style-name="Standard">Server Configuration:</text:p>
      <text:list xml:id="list732612662" text:style-name="L13">
        <text:list-item>
          <text:p text:style-name="P12">External parameters file. Read via a singleton class. Must be company number configuration (eg parameter name + '.' + nr (no number is default).<text:line-break/></text:p>
        </text:list-item>
        <text:list-item>
          <text:p text:style-name="P12">Audit log. Implemented via filter / interceptor so that programmers don't need to add it to business logic. Entities to implement 'getLogMessage()' that returns snapshot of changes. Note that it maybe advantages for client to record changes at field level and pass these back to server. Format: timestamp, user ip, user id, entity, CRUD, changes. Logging to be at company nr level.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8T07:54:23</meta:creation-date>
    <dc:date>2013-11-20T09:52:37</dc:date>
    <dc:creator>John Stewart</dc:creator>
    <meta:editing-duration>PT04H44M04S</meta:editing-duration>
    <meta:editing-cycles>62</meta:editing-cycles>
    <meta:generator>OpenOffice.org/3.2$Unix OpenOffice.org_project/320m18$Build-9502</meta:generator>
    <meta:document-statistic meta:table-count="0" meta:image-count="0" meta:object-count="0" meta:page-count="4" meta:paragraph-count="92" meta:word-count="1317" meta:character-count="7986"/>
  </office:meta>
</office:document-meta>
</file>